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Medium1" svg:font-family="'Lato Medium'"/>
    <style:font-face style:name="Lato Medium2" svg:font-family="'Lato Medium'" style:font-adornments="Medium"/>
    <style:font-face style:name="Liberation Serif" svg:font-family="'Liberation Serif'" style:font-family-generic="roman"/>
    <style:font-face style:name="Lato Medium" svg:font-family="'Lato Medium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465a4" draw:marker-start-width="0.359cm" draw:marker-end-width="0.3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053cm" svg:stroke-color="#3465a4" draw:marker-start-width="0.279cm" draw:marker-end-width="0.279cm" draw:fill-color="#b4c7dc" draw:textarea-horizontal-align="justify" draw:textarea-vertical-align="middle" draw:auto-grow-height="false" fo:min-height="0.078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763cm"/>
      <style:paragraph-properties style:writing-mode="lr-tb"/>
    </style:style>
    <style:style style:name="gr6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066cm" fo:min-width="0.026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07cm" fo:min-width="0.034cm" fo:padding-top="0.178cm" fo:padding-bottom="0.178cm" fo:padding-left="0.303cm" fo:padding-right="0.303cm"/>
    </style:style>
    <style:style style:name="gr8" style:family="graphic" style:parent-style-name="standard">
      <style:graphic-properties svg:stroke-width="0.053cm" svg:stroke-color="#3465a4" draw:marker-start-width="0.279cm" draw:marker-end-width="0.279cm" draw:fill-color="#b4c7dc" draw:textarea-horizontal-align="justify" draw:textarea-vertical-align="middle" draw:auto-grow-height="false" fo:min-height="0.079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066cm" fo:min-width="0.027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433cm" fo:min-width="0.288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07cm" fo:min-width="0.036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03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15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dash" draw:stroke-dash="Long_20_Dash" svg:stroke-width="0.106cm" draw:marker-start-width="0.359cm" draw:marker-end-width="0.359cm" draw:fill="solid" draw:fill-color="#729fcf" draw:opacity="100%" draw:textarea-horizontal-align="justify" draw:textarea-vertical-align="middle" draw:auto-grow-height="false" fo:min-height="1.433cm" fo:min-width="0.288cm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fo:min-height="1.5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39cm"/>
      <style:paragraph-properties style:writing-mode="lr-tb"/>
    </style:style>
    <style:style style:name="gr20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06cm" svg:stroke-color="#3465a4" draw:marker-start-width="0.358cm" draw:marker-end-width="0.358cm" draw:fill="solid" draw:fill-color="#729fcf" draw:textarea-horizontal-align="justify" draw:textarea-vertical-align="middle" draw:auto-grow-height="false" fo:min-height="0.603cm" fo:min-width="0.353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811cm"/>
      <style:paragraph-properties style:writing-mode="lr-tb"/>
    </style:style>
    <style:style style:name="gr24" style:family="graphic" style:parent-style-name="objectwithoutfill">
      <style:graphic-properties svg:stroke-width="0.051cm" svg:stroke-color="#000000" draw:marker-start-width="0.355cm" draw:marker-end-width="0.355cm" draw:fill="solid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ato Medium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style:font-name="Lato Medium"/>
    </style:style>
    <style:style style:name="P8" style:family="paragraph">
      <loext:graphic-properties draw:fill="none" draw:fill-color="#ffffff"/>
      <style:paragraph-properties style:writing-mode="lr-tb"/>
      <style:text-properties style:font-name="Lato Medium" fo:font-size="14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font-name="Lato Medium" fo:font-size="11pt" fo:font-weight="normal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Lato Medium" fo:font-size="14pt" fo:font-weight="normal" style:font-size-asian="18pt" style:font-size-complex="18pt"/>
    </style:style>
    <style:style style:name="P11" style:family="paragraph">
      <loext:graphic-properties draw:fill="solid"/>
      <style:paragraph-properties fo:text-align="center" style:writing-mode="lr-tb"/>
    </style:style>
    <style:style style:name="P12" style:family="paragraph">
      <loext:graphic-properties draw:fill="solid" draw:fill-color="#729fcf" draw:opacity="100%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language="en" fo:country="GB"/>
    </style:style>
    <style:style style:name="P14" style:family="paragraph">
      <loext:graphic-properties draw:fill="solid" draw:fill-color="#729fcf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Lato Medium" fo:font-size="14pt" fo:font-weight="normal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Lato Medium" fo:font-size="12pt" fo:font-weight="normal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style:font-name="Lato Medium" fo:font-size="10pt" fo:font-weight="normal" style:font-size-asian="18pt" style:font-size-complex="18pt"/>
    </style:style>
    <style:style style:name="T1" style:family="text">
      <style:text-properties style:font-name="Lato Medium"/>
    </style:style>
    <style:style style:name="T2" style:family="text">
      <style:text-properties style:font-name="Lato Medium" fo:font-size="14pt" style:font-size-asian="18pt" style:font-size-complex="18pt"/>
    </style:style>
    <style:style style:name="T3" style:family="text">
      <style:text-properties style:text-position="-33% 58%" style:font-name="Lato Medium" fo:font-size="14pt" style:font-size-asian="18pt" style:font-size-complex="18pt"/>
    </style:style>
    <style:style style:name="T4" style:family="text">
      <style:text-properties style:font-name="Lato Medium" fo:font-size="11pt" fo:font-weight="normal" style:font-size-asian="18pt" style:font-size-complex="18pt"/>
    </style:style>
    <style:style style:name="T5" style:family="text">
      <style:text-properties style:text-position="-33% 58%" style:font-name="Lato Medium" fo:font-size="11pt" fo:font-weight="normal" style:font-size-asian="18pt" style:font-size-complex="18pt"/>
    </style:style>
    <style:style style:name="T6" style:family="text">
      <style:text-properties style:text-position="0% 100%" style:font-name="Lato Medium" fo:font-size="11pt" fo:font-weight="normal" style:font-size-asian="18pt" style:font-size-complex="18pt"/>
    </style:style>
    <style:style style:name="T7" style:family="text">
      <style:text-properties style:text-position="0% 100%" style:font-name="Lato Medium" fo:font-size="10pt" fo:font-weight="normal" style:font-size-asian="18pt" style:font-size-complex="18pt"/>
    </style:style>
    <style:style style:name="T8" style:family="text">
      <style:text-properties style:text-position="0% 100%" style:font-name="Lato Medium2" fo:font-size="10pt" fo:font-weight="normal" style:font-name-asian="Lato Medium2" style:font-size-asian="18pt" style:font-name-complex="Lato Medium2" style:font-size-complex="18pt"/>
    </style:style>
    <style:style style:name="T9" style:family="text">
      <style:text-properties style:text-position="0% 100%" style:font-name="Lato Medium" fo:font-size="14pt" fo:font-weight="normal" style:font-size-asian="18pt" style:font-size-complex="18pt"/>
    </style:style>
    <style:style style:name="T10" style:family="text">
      <style:text-properties style:text-position="-33% 58%" style:font-name="Lato Medium" fo:font-size="14pt" fo:font-weight="normal" style:font-size-asian="18pt" style:font-size-complex="18pt"/>
    </style:style>
    <style:style style:name="T11" style:family="text">
      <style:text-properties style:text-position="0% 100%" style:font-name="Lato Medium" fo:font-size="12pt" fo:font-weight="normal" style:font-size-asian="18pt" style:font-size-complex="18pt"/>
    </style:style>
    <style:style style:name="T12" style:family="text">
      <style:text-properties style:text-position="0% 100%" style:font-name="Lato Medium2" fo:font-size="12pt" fo:font-weight="normal" style:font-name-asian="Lato Medium2" style:font-size-asian="18pt" style:font-name-complex="Lato Medium2" style:font-size-complex="18pt"/>
    </style:style>
    <style:style style:name="T13" style:family="text">
      <style:text-properties style:font-name="Lato Medium" fo:font-size="14pt" fo:font-weight="normal" style:font-size-asian="18pt" style:font-size-complex="18pt"/>
    </style:style>
    <style:style style:name="T14" style:family="text">
      <style:text-properties style:font-name="Lato Medium" fo:font-size="14pt" fo:font-weight="normal" style:font-size-asian="18pt" style:font-weight-asian="bold" style:font-size-complex="18pt" style:font-weight-complex="bold"/>
    </style:style>
    <style:style style:name="T15" style:family="text">
      <style:text-properties style:text-position="-33% 58%" style:font-name="Lato Medium" fo:font-size="12pt" fo:font-weight="normal" style:font-size-asian="18pt" style:font-size-complex="18pt"/>
    </style:style>
    <style:style style:name="T16" style:family="text">
      <style:text-properties style:text-position="0% 100%" style:font-name="Liberation Serif" fo:font-size="12pt" fo:font-weight="normal" style:font-name-asian="Liberation Serif" style:font-size-asian="18pt" style:font-name-complex="Liberation Serif" style:font-size-complex="18pt"/>
    </style:style>
    <style:style style:name="T17" style:family="text">
      <style:text-properties style:text-position="0% 100%" style:font-name="Lato Medium" fo:font-size="12pt" fo:font-weight="normal" style:font-name-asian="Liberation Serif" style:font-size-asian="18pt" style:font-name-complex="Liberation Serif" style:font-size-complex="18pt"/>
    </style:style>
    <style:style style:name="T18" style:family="text">
      <style:text-properties style:font-name="Lato Medium" fo:font-size="10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onnector draw:style-name="gr1" draw:text-style-name="P1" draw:layer="layout" svg:x1="2.9cm" svg:y1="8.901cm" svg:x2="1.896cm" svg:y2="4.87cm" draw:start-shape="id1" draw:start-glue-point="3" draw:end-shape="id2" draw:end-glue-point="6" svg:d="M2900 8901h-1004v-4031" svg:viewBox="0 0 1005 4032">
          <text:p/>
        </draw:connector>
        <draw:custom-shape draw:style-name="gr2" draw:text-style-name="P2" xml:id="id4" draw:id="id4" draw:layer="layout" svg:width="0.537cm" svg:height="0.536cm" draw:transform="rotate (1.5706217938697) translate (6.991cm 4.8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26cm" svg:y1="8.637cm" svg:x2="7.26cm" svg:y2="4.871cm" draw:start-shape="id3" draw:start-glue-point="10" draw:end-shape="id4" draw:end-glue-point="6" svg:d="M7260 8637v-3766" svg:viewBox="0 0 1 3767">
          <text:p/>
        </draw:connector>
        <draw:line draw:style-name="gr4" draw:text-style-name="P3" draw:layer="layout" svg:x1="7.75cm" svg:y1="10.264cm" svg:x2="9.538cm" svg:y2="10.264cm">
          <text:p/>
        </draw:line>
        <draw:line draw:style-name="gr4" draw:text-style-name="P3" draw:layer="layout" svg:x1="8.018cm" svg:y1="10.532cm" svg:x2="9.27cm" svg:y2="10.532cm">
          <text:p/>
        </draw:line>
        <draw:line draw:style-name="gr4" draw:text-style-name="P3" draw:layer="layout" svg:x1="8.286cm" svg:y1="10.8cm" svg:x2="9.001cm" svg:y2="10.8cm">
          <text:p/>
        </draw:line>
        <draw:frame draw:style-name="gr5" draw:text-style-name="P4" draw:layer="layout" svg:width="1.699cm" svg:height="1.013cm" svg:x="1cm" svg:y="3.709cm">
          <draw:text-box>
            <text:p><text:span text:style-name="T1">1</text:span></text:p>
          </draw:text-box>
        </draw:frame>
        <draw:custom-shape draw:style-name="gr6" draw:text-style-name="P1" xml:id="id8" draw:id="id8" draw:layer="layout" svg:width="1.264cm" svg:height="1.265cm" draw:transform="skewX (-0.000872664625997063) rotate (0.78173297196826) translate (2.341cm 5.92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2.341cm" svg:y1="5.921cm" svg:x2="3.239cm" svg:y2="5.03cm">
          <text:p/>
        </draw:line>
        <draw:custom-shape draw:style-name="gr7" draw:text-style-name="P5" xml:id="id5" draw:id="id5" draw:layer="layout" svg:width="1.278cm" svg:height="1.278cm" draw:transform="skewX (0.000698131700797703) rotate (0.78173297196826) translate (5.006cm 3.2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5.006cm" svg:y1="3.249cm" svg:x2="5.914cm" svg:y2="2.348cm">
          <text:p/>
        </draw:line>
        <draw:custom-shape draw:style-name="gr8" draw:text-style-name="P2" xml:id="id6" draw:id="id6" draw:layer="layout" svg:width="0.536cm" svg:height="0.537cm" draw:transform="rotate (0.0015707963267949) translate (4.286cm 1.6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536cm" svg:height="0.536cm" draw:transform="rotate (0.0015707963267949) translate (4.295cm 6.9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" draw:id="id7" draw:layer="layout" svg:width="1.265cm" svg:height="1.265cm" draw:transform="rotate (-0.787318025574642) translate (3.236cm 2.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3.236cm" svg:y1="2.35cm" svg:x2="4.128cm" svg:y2="3.246cm">
          <text:p/>
        </draw:line>
        <draw:custom-shape draw:style-name="gr7" draw:text-style-name="P1" xml:id="id10" draw:id="id10" draw:layer="layout" svg:width="1.278cm" svg:height="1.278cm" draw:transform="skewX (0.000698131700797774) rotate (-0.787318025574642) translate (5.913cm 5.00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5.912cm" svg:y1="5.009cm" svg:x2="6.814cm" svg:y2="5.915cm">
          <text:p/>
        </draw:line>
        <draw:connector draw:style-name="gr10" draw:text-style-name="P3" draw:layer="layout" draw:type="line" svg:x1="7.07cm" svg:y1="4.413cm" svg:x2="6.361cm" svg:y2="3.706cm" draw:start-shape="id4" draw:start-glue-point="11" draw:end-shape="id5" draw:end-glue-point="7" svg:d="M7070 4413l-709-707" svg:viewBox="0 0 710 708">
          <text:p/>
        </draw:connector>
        <draw:connector draw:style-name="gr10" draw:text-style-name="P3" draw:layer="layout" draw:type="line" svg:x1="4.744cm" svg:y1="2.109cm" svg:x2="5.422cm" svg:y2="2.76cm" draw:start-shape="id6" draw:start-glue-point="9" draw:end-shape="id5" draw:end-glue-point="0" svg:d="M4744 2109l678 651" svg:viewBox="0 0 679 652">
          <text:p/>
        </draw:connector>
        <draw:connector draw:style-name="gr10" draw:text-style-name="P3" draw:layer="layout" draw:type="line" svg:x1="3.72cm" svg:y1="2.76cm" svg:x2="4.364cm" svg:y2="2.109cm" draw:start-shape="id7" draw:start-glue-point="0" draw:end-shape="id6" draw:end-glue-point="7" svg:d="M3720 2760l644-651" svg:viewBox="0 0 645 652">
          <text:p/>
        </draw:connector>
        <draw:connector draw:style-name="gr10" draw:text-style-name="P3" draw:layer="layout" draw:type="line" svg:x1="2.085cm" svg:y1="4.412cm" svg:x2="2.787cm" svg:y2="3.692cm" draw:end-shape="id7" draw:end-glue-point="7" svg:d="M2085 4412l702-720" svg:viewBox="0 0 703 721">
          <text:p/>
        </draw:connector>
        <draw:connector draw:style-name="gr10" draw:text-style-name="P3" draw:layer="layout" draw:type="line" svg:x1="2.085cm" svg:y1="4.793cm" svg:x2="2.752cm" svg:y2="5.438cm" draw:end-shape="id8" draw:end-glue-point="0" svg:d="M2085 4793l667 645" svg:viewBox="0 0 668 646">
          <text:p/>
        </draw:connector>
        <draw:connector draw:style-name="gr10" draw:text-style-name="P3" draw:layer="layout" draw:type="line" svg:x1="3.682cm" svg:y1="6.373cm" svg:x2="4.373cm" svg:y2="7.075cm" draw:start-shape="id8" draw:start-glue-point="7" draw:end-shape="id9" draw:end-glue-point="5" svg:d="M3682 6373l691 702" svg:viewBox="0 0 692 703">
          <text:p/>
        </draw:connector>
        <draw:connector draw:style-name="gr10" draw:text-style-name="P3" draw:layer="layout" draw:type="line" svg:x1="4.753cm" svg:y1="7.075cm" svg:x2="5.458cm" svg:y2="6.365cm" draw:start-shape="id9" draw:start-glue-point="11" draw:end-shape="id10" draw:end-glue-point="7" svg:d="M4753 7075l705-710" svg:viewBox="0 0 706 711">
          <text:p/>
        </draw:connector>
        <draw:connector draw:style-name="gr10" draw:text-style-name="P3" draw:layer="layout" draw:type="line" svg:x1="6.402cm" svg:y1="5.424cm" svg:x2="7.07cm" svg:y2="4.794cm" draw:start-shape="id10" draw:start-glue-point="0" draw:end-shape="id4" draw:end-glue-point="5" svg:d="M6402 5424l668-630" svg:viewBox="0 0 669 631">
          <text:p/>
        </draw:connector>
        <draw:line draw:style-name="gr4" draw:text-style-name="P3" draw:layer="layout" svg:x1="10.838cm" svg:y1="4.956cm" svg:x2="9.05cm" svg:y2="4.966cm">
          <text:p/>
        </draw:line>
        <draw:line draw:style-name="gr4" draw:text-style-name="P3" draw:layer="layout" svg:x1="10.833cm" svg:y1="4.24cm" svg:x2="9.045cm" svg:y2="4.25cm">
          <text:p/>
        </draw:line>
        <draw:line draw:style-name="gr4" draw:text-style-name="P3" xml:id="id12" draw:id="id12" draw:layer="layout" svg:x1="9.947cm" svg:y1="5.407cm" svg:x2="9.944cm" svg:y2="4.96cm">
          <text:p/>
        </draw:line>
        <draw:line draw:style-name="gr4" draw:text-style-name="P3" xml:id="id13" draw:id="id13" draw:layer="layout" svg:x1="9.94cm" svg:y1="4.245cm" svg:x2="9.937cm" svg:y2="3.798cm">
          <text:p/>
        </draw:line>
        <draw:custom-shape draw:style-name="gr2" draw:text-style-name="P2" xml:id="id11" draw:id="id11" draw:layer="layout" svg:width="0.536cm" svg:height="0.536cm" draw:transform="rotate (0.0015707963267949) translate (9.673cm 7.0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536cm" svg:height="0.536cm" draw:transform="rotate (0.0015707963267949) translate (9.673cm 1.6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941cm" svg:y1="7.017cm" svg:x2="9.945cm" svg:y2="5.407cm" draw:start-shape="id11" draw:start-glue-point="4" draw:end-shape="id12" draw:end-glue-point="2" svg:d="M9941 7017v-792h4v-818" svg:viewBox="0 0 5 1611">
          <text:p/>
        </draw:connector>
        <draw:connector draw:style-name="gr3" draw:text-style-name="P1" draw:layer="layout" svg:x1="9.938cm" svg:y1="3.798cm" svg:x2="9.941cm" svg:y2="2.188cm" draw:start-shape="id13" draw:start-glue-point="0" draw:end-shape="id14" draw:end-glue-point="8" svg:d="M9938 3798v-818h3v-792" svg:viewBox="0 0 4 1611">
          <text:p/>
        </draw:connector>
        <draw:connector draw:style-name="gr3" draw:text-style-name="P1" draw:layer="layout" svg:x1="4.832cm" svg:y1="7.265cm" svg:x2="9.673cm" svg:y2="7.285cm" draw:start-shape="id9" draw:start-glue-point="10" draw:end-shape="id11" draw:end-glue-point="6" svg:d="M4832 7265h2421v20h2420" svg:viewBox="0 0 4842 21">
          <text:p/>
        </draw:connector>
        <draw:connector draw:style-name="gr3" draw:text-style-name="P1" draw:layer="layout" svg:x1="4.823cm" svg:y1="1.919cm" svg:x2="9.673cm" svg:y2="1.919cm" draw:start-shape="id6" draw:start-glue-point="10" draw:end-shape="id14" draw:end-glue-point="6" svg:d="M4823 1919h4850" svg:viewBox="0 0 4851 1">
          <text:p/>
        </draw:connector>
        <draw:custom-shape draw:style-name="gr11" draw:text-style-name="P1" xml:id="id15" draw:id="id15" draw:layer="layout" svg:width="0.894cm" svg:height="1.789cm" draw:transform="rotate (1.5706217938697) translate (11.73cm 2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21cm" svg:y1="1.919cm" svg:x2="11.73cm" svg:y2="1.921cm" draw:start-shape="id14" draw:start-glue-point="10" draw:end-shape="id15" draw:end-glue-point="0" svg:d="M10210 1919h747v2h773" svg:viewBox="0 0 1521 3">
          <text:p/>
        </draw:connector>
        <draw:custom-shape draw:style-name="gr12" draw:text-style-name="P1" xml:id="id18" draw:id="id18" draw:layer="layout" svg:width="1.282cm" svg:height="1.279cm" draw:transform="skewX (-0.000698131700797731) rotate (1.56503674026332) translate (13.16cm 7.92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13.16cm" svg:y1="7.895cm" svg:x2="13.168cm" svg:y2="6.615cm">
          <text:p/>
        </draw:line>
        <draw:custom-shape draw:style-name="gr12" draw:text-style-name="P1" xml:id="id17" draw:id="id17" draw:layer="layout" svg:width="1.282cm" svg:height="1.278cm" draw:transform="skewX (-0.00069813170079773) rotate (1.56503674026332) translate (10.746cm 7.92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1.699cm" svg:height="1.013cm" svg:x="11.461cm" svg:y="6.673cm">
          <draw:text-box>
            <text:p text:style-name="P6"><text:span text:style-name="T1">. . .</text:span></text:p>
          </draw:text-box>
        </draw:frame>
        <draw:frame draw:style-name="gr13" draw:text-style-name="P8" draw:layer="layout" svg:width="1.699cm" svg:height="1.165cm" svg:x="11.014cm" svg:y="6.826cm">
          <draw:text-box>
            <text:p><text:span text:style-name="T2">D</text:span><text:span text:style-name="T3">22</text:span></text:p>
          </draw:text-box>
        </draw:frame>
        <draw:connector draw:style-name="gr3" draw:text-style-name="P1" draw:layer="layout" svg:x1="13.519cm" svg:y1="1.921cm" svg:x2="15.324cm" svg:y2="7.017cm" draw:start-shape="id15" draw:start-glue-point="2" draw:end-shape="id16" draw:end-glue-point="4" svg:d="M13519 1921h1805v5096" svg:viewBox="0 0 1806 5097">
          <text:p/>
        </draw:connector>
        <draw:custom-shape draw:style-name="gr8" draw:text-style-name="P2" xml:id="id16" draw:id="id16" draw:layer="layout" svg:width="0.536cm" svg:height="0.537cm" draw:transform="rotate (0.0015707963267949) translate (15.056cm 7.0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2.371cm" svg:height="1.283cm" svg:x="11.546cm" svg:y="1.525cm">
          <draw:text-box>
            <text:p><text:span text:style-name="T4">R</text:span><text:span text:style-name="T5">1</text:span><text:span text:style-name="T6">=</text:span><text:span text:style-name="T7">4.9 k</text:span><text:span text:style-name="T8">Ω</text:span></text:p>
          </draw:text-box>
        </draw:frame>
        <draw:frame draw:style-name="gr5" draw:text-style-name="P4" draw:layer="layout" svg:width="1.699cm" svg:height="1.013cm" svg:x="9.047cm" svg:y="6.353cm">
          <draw:text-box>
            <text:p><text:span text:style-name="T1">3</text:span></text:p>
          </draw:text-box>
        </draw:frame>
        <draw:frame draw:style-name="gr5" draw:text-style-name="P4" draw:layer="layout" svg:width="1.699cm" svg:height="1.013cm" svg:x="9.047cm" svg:y="1.027cm">
          <draw:text-box>
            <text:p><text:span text:style-name="T1">2</text:span></text:p>
          </draw:text-box>
        </draw:frame>
        <draw:frame draw:style-name="gr5" draw:text-style-name="P7" draw:layer="layout" svg:width="1.699cm" svg:height="1.013cm" svg:x="14.501cm" svg:y="6.392cm">
          <draw:text-box>
            <text:p text:style-name="P6"><text:span text:style-name="T1">4</text:span></text:p>
          </draw:text-box>
        </draw:frame>
        <draw:frame draw:style-name="gr15" draw:text-style-name="P10" draw:layer="layout" svg:width="3.7cm" svg:height="1.065cm" svg:x="10.8cm" svg:y="3.435cm">
          <draw:text-box>
            <text:p><text:span text:style-name="T9">C</text:span><text:span text:style-name="T10">1</text:span><text:span text:style-name="T9">= </text:span><text:span text:style-name="T11">3.1</text:span><text:span text:style-name="T12">μ</text:span><text:span text:style-name="T11">F</text:span></text:p>
          </draw:text-box>
        </draw:frame>
        <draw:frame draw:style-name="gr13" draw:text-style-name="P8" draw:layer="layout" svg:width="1.699cm" svg:height="1.165cm" svg:x="5.202cm" svg:y="5.677cm">
          <draw:text-box>
            <text:p><text:span text:style-name="T2">D</text:span><text:span text:style-name="T3">4</text:span></text:p>
          </draw:text-box>
        </draw:frame>
        <draw:frame draw:style-name="gr13" draw:text-style-name="P8" draw:layer="layout" svg:width="1.699cm" svg:height="1.165cm" svg:x="2.52cm" svg:y="2.996cm">
          <draw:text-box>
            <text:p><text:span text:style-name="T2">D</text:span><text:span text:style-name="T3">2</text:span></text:p>
          </draw:text-box>
        </draw:frame>
        <draw:frame draw:style-name="gr13" draw:text-style-name="P10" draw:layer="layout" svg:width="1.699cm" svg:height="1.165cm" svg:x="5.56cm" svg:y="2.907cm">
          <draw:text-box>
            <text:p><text:span text:style-name="T13">D</text:span><text:span text:style-name="T10">3</text:span></text:p>
          </draw:text-box>
        </draw:frame>
        <draw:frame draw:style-name="gr13" draw:text-style-name="P8" draw:layer="layout" svg:width="1.698cm" svg:height="1.165cm" svg:x="2.878cm" svg:y="5.591cm">
          <draw:text-box>
            <text:p><text:span text:style-name="T2">D</text:span><text:span text:style-name="T3">1</text:span></text:p>
          </draw:text-box>
        </draw:frame>
        <draw:frame draw:style-name="gr13" draw:text-style-name="P8" draw:layer="layout" svg:width="1.699cm" svg:height="1.165cm" svg:x="13.453cm" svg:y="6.828cm">
          <draw:text-box>
            <text:p><text:span text:style-name="T2">D</text:span><text:span text:style-name="T3">5</text:span></text:p>
          </draw:text-box>
        </draw:frame>
        <draw:connector draw:style-name="gr3" draw:text-style-name="P1" draw:layer="layout" svg:x1="10.21cm" svg:y1="7.285cm" svg:x2="10.75cm" svg:y2="7.283cm" draw:start-shape="id11" draw:start-glue-point="10" draw:end-shape="id17" draw:end-glue-point="4" svg:d="M10210 7285h257v-2h283" svg:viewBox="0 0 541 3">
          <text:p/>
        </draw:connector>
        <draw:connector draw:style-name="gr3" draw:text-style-name="P1" draw:layer="layout" svg:x1="14.443cm" svg:y1="7.292cm" svg:x2="15.056cm" svg:y2="7.286cm" draw:start-shape="id18" draw:start-glue-point="7" draw:end-shape="id16" draw:end-glue-point="6" svg:d="M14443 7292h322v-6h291" svg:viewBox="0 0 614 7">
          <text:p/>
        </draw:connector>
        <draw:line draw:style-name="gr4" draw:text-style-name="P11" draw:layer="layout" svg:x1="10.746cm" svg:y1="7.94cm" svg:x2="10.754cm" svg:y2="6.66cm">
          <text:p/>
        </draw:line>
        <draw:connector draw:style-name="gr16" draw:text-style-name="P1" draw:layer="layout" svg:x1="11.729cm" svg:y1="9.968cm" svg:x2="9.941cm" svg:y2="7.554cm" draw:start-shape="id19" draw:start-glue-point="0" draw:end-shape="id11" draw:end-glue-point="8" svg:d="M11729 9968h-1788v-2414" svg:viewBox="0 0 1789 2415">
          <text:p/>
        </draw:connector>
        <draw:custom-shape draw:style-name="gr17" draw:text-style-name="P12" xml:id="id19" draw:id="id19" draw:layer="layout" svg:width="0.894cm" svg:height="1.789cm" draw:transform="rotate (1.5706217938697) translate (11.729cm 10.4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svg:x1="13.518cm" svg:y1="9.968cm" svg:x2="15.324cm" svg:y2="7.555cm" draw:start-shape="id19" draw:start-glue-point="2" draw:end-shape="id16" draw:end-glue-point="8" svg:d="M13518 9968h1806v-2413" svg:viewBox="0 0 1807 2414">
          <text:p/>
        </draw:connector>
        <draw:frame draw:style-name="gr18" draw:text-style-name="P8" draw:layer="layout" svg:width="1.699cm" svg:height="1.775cm" svg:x="11.729cm" svg:y="9.521cm">
          <draw:text-box>
            <text:p><text:span text:style-name="T2">Load</text:span></text:p>
          </draw:text-box>
        </draw:frame>
        <draw:frame draw:style-name="gr19" draw:text-style-name="P10" draw:layer="layout" svg:width="2.861cm" svg:height="1.64cm" svg:x="11.472cm" svg:y="8.538cm">
          <draw:text-box>
            <text:p><text:span text:style-name="T9">- <text:s text:c="2"/>V</text:span><text:span text:style-name="T10">DC <text:s/></text:span><text:span text:style-name="T9">+</text:span></text:p>
          </draw:text-box>
        </draw:frame>
        <draw:frame draw:style-name="gr5" draw:text-style-name="P7" draw:layer="layout" svg:width="1.699cm" svg:height="1.013cm" svg:x="6.454cm" svg:y="8.974cm">
          <draw:text-box>
            <text:p text:style-name="P6"><text:span text:style-name="T1">0</text:span></text:p>
          </draw:text-box>
        </draw:frame>
        <draw:custom-shape draw:style-name="gr2" draw:text-style-name="P2" xml:id="id3" draw:id="id3" draw:layer="layout" svg:width="0.537cm" svg:height="0.536cm" draw:transform="rotate (1.5706217938697) translate (6.991cm 9.1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xml:id="id20" draw:id="id20" draw:layer="layout" svg:x1="8.65cm" svg:y1="9.735cm" svg:x2="8.65cm" svg:y2="10.135cm">
          <text:p/>
        </draw:line>
        <draw:g xml:id="id1" draw:id="id1">
          <draw:path draw:style-name="gr20" draw:text-style-name="P13" draw:layer="layout" svg:width="0.53cm" svg:height="0.216cm" draw:transform="skewX (-0.00401425727958697) rotate (-1.71269159498204) translate (4.19549632049442cm 8.89373240446995cm)" svg:viewBox="0 0 531 217" svg:d="M0 0c493-1 531 217 531 217">
            <text:p/>
          </draw:path>
          <draw:path draw:style-name="gr20" draw:text-style-name="P13" draw:layer="layout" svg:width="0.533cm" svg:height="0.216cm" draw:transform="skewX (-0.00610865238198018) rotate (1.71269159498204) translate (3.72735115059657cm 9.42174865469158cm)" svg:viewBox="0 0 534 217" svg:d="M534 0c-494-1-534 217-534 217">
            <text:p/>
          </draw:path>
          <draw:path draw:style-name="gr20" draw:text-style-name="P13" draw:layer="layout" svg:width="0.527cm" svg:height="0.087cm" draw:transform="skewX (-0.299149433791828) rotate (-1.51826191630987) translate (4.16015208561343cm 8.36668357692566cm)" svg:viewBox="0 0 528 88" svg:d="M528 0c-489 1-528 88-528 88">
            <text:p/>
          </draw:path>
          <draw:path draw:style-name="gr20" draw:text-style-name="P13" draw:layer="layout" svg:width="0.527cm" svg:height="0.126cm" draw:transform="skewX (0.146084058391925) rotate (1.48283173249438) translate (3.92112946735704cm 8.91197911067963cm)" svg:viewBox="0 0 528 127" svg:d="M0 0c489-3 528 127 528 127">
            <text:p/>
          </draw:path>
          <draw:path draw:style-name="gr20" draw:text-style-name="P13" draw:layer="layout" svg:width="0.531cm" svg:height="0.214cm" draw:transform="skewX (0.00209439510239317) rotate (1.71618225348602) translate (3.99761493024775cm 9.43547139783201cm)" svg:viewBox="0 0 532 215" svg:d="M532 0c-493-3-532 215-532 215">
            <text:p/>
          </draw:path>
          <draw:path draw:style-name="gr20" draw:text-style-name="P13" draw:layer="layout" svg:width="0.53cm" svg:height="0.216cm" draw:transform="skewX (-0.00401425727958698) rotate (-1.71269159498204) translate (4.50540317908883cm 8.90897372538443cm)" svg:viewBox="0 0 531 217" svg:d="M0 0c493-1 531 217 531 217">
            <text:p/>
          </draw:path>
          <draw:path draw:style-name="gr20" draw:text-style-name="P13" draw:layer="layout" svg:width="0.526cm" svg:height="0.086cm" draw:transform="skewX (-0.288677458279862) rotate (-1.51773831753427) translate (4.47747125857059cm 8.37051788750152cm)" svg:viewBox="0 0 527 87" svg:d="M527 0c-489 1-527 87-527 87">
            <text:p/>
          </draw:path>
          <draw:path draw:style-name="gr20" draw:text-style-name="P13" draw:layer="layout" svg:width="0.527cm" svg:height="0.129cm" draw:transform="skewX (0.1539380400259) rotate (1.48859131902596) translate (4.2393325828091cm 8.91198877647219cm)" svg:viewBox="0 0 528 130" svg:d="M0 0c490 0 528 130 528 130">
            <text:p/>
          </draw:path>
          <draw:path draw:style-name="gr20" draw:text-style-name="P13" draw:layer="layout" svg:width="0.531cm" svg:height="0.213cm" draw:transform="skewX (0.00610865238198018) rotate (1.71949837906481) translate (4.31745963067355cm 9.43507797254012cm)" svg:viewBox="0 0 532 214" svg:d="M532 0c-493-5-532 214-532 214">
            <text:p/>
          </draw:path>
          <draw:path draw:style-name="gr20" draw:text-style-name="P13" draw:layer="layout" svg:width="0.53cm" svg:height="0.216cm" draw:transform="skewX (-0.00401425727958699) rotate (-1.71269159498204) translate (4.83118641363583cm 8.89373240446995cm)" svg:viewBox="0 0 531 217" svg:d="M0 0c493-1 531 217 531 217">
            <text:p/>
          </draw:path>
          <draw:path draw:style-name="gr20" draw:text-style-name="P13" draw:layer="layout" svg:width="0.526cm" svg:height="0.087cm" draw:transform="skewX (-0.28623399732707) rotate (-1.51826191630987) translate (4.79591991373685cm 8.37070367073833cm)" svg:viewBox="0 0 527 88" svg:d="M527 0c-490 1-527 88-527 88">
            <text:p/>
          </draw:path>
          <draw:path draw:style-name="gr20" draw:text-style-name="P13" draw:layer="layout" svg:width="0.527cm" svg:height="0.126cm" draw:transform="skewX (0.146084058391925) rotate (1.48283173249438) translate (4.55681956049845cm 8.91197911067963cm)" svg:viewBox="0 0 528 127" svg:d="M0 0c489-3 528 127 528 127">
            <text:p/>
          </draw:path>
          <draw:path draw:style-name="gr20" draw:text-style-name="P13" draw:layer="layout" svg:width="0.531cm" svg:height="0.215cm" draw:transform="skewX (0.00209439510239318) rotate (1.71565865471043) translate (4.63301802064945cm 9.43539870581591cm)" svg:viewBox="0 0 532 216" svg:d="M532 0c-493-3-532 216-532 216">
            <text:p/>
          </draw:path>
          <draw:path draw:style-name="gr20" draw:text-style-name="P13" draw:layer="layout" svg:width="0.53cm" svg:height="0.217cm" draw:transform="skewX (-0.00401425727958697) rotate (-1.71216799620644) translate (5.12585046511839cm 8.90897351821596cm)" svg:viewBox="0 0 531 218" svg:d="M0 0c493-1 531 218 531 218">
            <text:p/>
          </draw:path>
          <draw:line draw:style-name="gr20" draw:text-style-name="P13" draw:layer="layout" svg:x1="3.677cm" svg:y1="8.891cm" svg:x2="2.9cm" svg:y2="8.901cm">
            <text:p/>
          </draw:line>
          <draw:line draw:style-name="gr20" draw:text-style-name="P13" draw:layer="layout" svg:x1="5.9cm" svg:y1="8.9cm" svg:x2="5.123cm" svg:y2="8.91cm">
            <text:p/>
          </draw:line>
        </draw:g>
        <draw:custom-shape draw:style-name="gr21" draw:text-style-name="P14" xml:id="id21" draw:id="id21" draw:layer="layout" svg:width="1.353cm" svg:height="1.353cm" draw:transform="rotate (1.5706217938697) translate (3.647cm 13.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5" draw:layer="layout" svg:width="0.541cm" svg:height="1.437cm" draw:transform="rotate (1.5707963267949) translate (3.7cm 13cm)">
          <draw:text-box>
            <text:p text:style-name="P1"><text:span text:style-name="T14">+</text:span></text:p>
            <text:p text:style-name="P1"><text:span text:style-name="T14">-</text:span></text:p>
          </draw:text-box>
        </draw:frame>
        <draw:frame draw:style-name="gr23" draw:text-style-name="P16" draw:layer="layout" svg:width="11.6cm" svg:height="1.061cm" svg:x="5.1cm" svg:y="12.839cm">
          <draw:text-box>
            <text:p><text:span text:style-name="T11">V</text:span><text:span text:style-name="T15">AC </text:span><text:span text:style-name="T11">=</text:span><text:span text:style-name="T15"> </text:span><text:span text:style-name="T11">230 cos(2</text:span><text:span text:style-name="T16">π</text:span><text:span text:style-name="T17"> 50 t</text:span><text:span text:style-name="T11">)</text:span></text:p>
          </draw:text-box>
        </draw:frame>
        <draw:connector draw:style-name="gr1" draw:text-style-name="P1" draw:layer="layout" svg:x1="6.992cm" svg:y1="8.906cm" svg:x2="5.9cm" svg:y2="8.901cm" draw:start-shape="id3" draw:start-glue-point="4" draw:end-shape="id1" draw:end-glue-point="1" svg:d="M6992 8906h-535v-5h-557" svg:viewBox="0 0 1093 6">
          <text:p/>
        </draw:connector>
        <draw:connector draw:style-name="gr1" draw:text-style-name="P1" draw:layer="layout" draw:line-skew="0.574cm" svg:x1="7.527cm" svg:y1="8.906cm" svg:x2="8.65cm" svg:y2="9.735cm" draw:start-shape="id3" draw:end-shape="id20" draw:end-glue-point="0" svg:d="M7527 8906h1123v829" svg:viewBox="0 0 1124 830">
          <text:p/>
        </draw:connector>
        <draw:g xml:id="id22" draw:id="id22">
          <draw:path draw:style-name="gr20" draw:text-style-name="P13" draw:layer="layout" svg:width="0.53cm" svg:height="0.216cm" draw:transform="skewX (0.00401425727958698) rotate (-1.42890105860776) translate (4.12039948955529cm 10.4855830711594cm)" svg:viewBox="0 0 531 217" svg:d="M531 0c-493-1-531 217-531 217">
            <text:p/>
          </draw:path>
          <draw:path draw:style-name="gr20" draw:text-style-name="P13" draw:layer="layout" svg:width="0.533cm" svg:height="0.216cm" draw:transform="skewX (0.00610865238198015) rotate (1.42890105860776) translate (3.65190099123255cm 11.0114092002133cm)" svg:viewBox="0 0 534 217" svg:d="M0 0c493-1 534 217 534 217">
            <text:p/>
          </draw:path>
          <draw:path draw:style-name="gr20" draw:text-style-name="P13" draw:layer="layout" svg:width="0.527cm" svg:height="0.086cm" draw:transform="skewX (0.299149433791828) rotate (-1.62385433605552) translate (4.18789169785138cm 11.0107747966019cm)" svg:viewBox="0 0 528 87" svg:d="M0 0c489 1 528 87 528 87">
            <text:p/>
          </draw:path>
          <draw:path draw:style-name="gr20" draw:text-style-name="P13" draw:layer="layout" svg:width="0.527cm" svg:height="0.126cm" draw:transform="skewX (-0.146084058391925) rotate (1.65823732231981) translate (3.96721622222828cm 11.5186527777526cm)" svg:viewBox="0 0 528 127" svg:d="M528 0c-490-2-528 127-528 127">
            <text:p/>
          </draw:path>
          <draw:path draw:style-name="gr20" draw:text-style-name="P13" draw:layer="layout" svg:width="0.531cm" svg:height="0.214cm" draw:transform="skewX (-0.00209439510239321) rotate (1.42541040010377) translate (3.92050543166231cm 10.9961644578542cm)" svg:viewBox="0 0 532 215" svg:d="M0 0c493-3 532 215 532 215">
            <text:p/>
          </draw:path>
          <draw:path draw:style-name="gr20" draw:text-style-name="P13" draw:layer="layout" svg:width="0.53cm" svg:height="0.216cm" draw:transform="skewX (0.00401425727958697) rotate (-1.42890105860776) translate (4.4303063481497cm 10.4703417502449cm)" svg:viewBox="0 0 531 217" svg:d="M531 0c-493-1-531 217-531 217">
            <text:p/>
          </draw:path>
          <draw:path draw:style-name="gr20" draw:text-style-name="P13" draw:layer="layout" svg:width="0.526cm" svg:height="0.086cm" draw:transform="skewX (0.287281194878267) rotate (-1.62385433605552) translate (4.50541913752108cm 11.0082345474161cm)" svg:viewBox="0 0 527 87" svg:d="M0 0c489 1 527 87 527 87">
            <text:p/>
          </draw:path>
          <draw:path draw:style-name="gr20" draw:text-style-name="P13" draw:layer="layout" svg:width="0.527cm" svg:height="0.129cm" draw:transform="skewX (-0.152018177848706) rotate (1.65247773578823) translate (4.28242295546102cm 11.5193794590763cm)" svg:viewBox="0 0 528 130" svg:d="M528 0c-490 0-528 130-528 130">
            <text:p/>
          </draw:path>
          <draw:path draw:style-name="gr20" draw:text-style-name="P13" draw:layer="layout" svg:width="0.531cm" svg:height="0.213cm" draw:transform="skewX (-0.00610865238198019) rotate (1.42209427452498) translate (4.23862528198836cm 10.9961583469888cm)" svg:viewBox="0 0 532 214" svg:d="M0 0c493-5 532 214 532 214">
            <text:p/>
          </draw:path>
          <draw:path draw:style-name="gr20" draw:text-style-name="P13" draw:layer="layout" svg:width="0.53cm" svg:height="0.216cm" draw:transform="skewX (0.00401425727958697) rotate (-1.42890105860776) translate (4.7560895826967cm 10.4855830711594cm)" svg:viewBox="0 0 531 217" svg:d="M531 0c-493-1-531 217-531 217">
            <text:p/>
          </draw:path>
          <draw:path draw:style-name="gr20" draw:text-style-name="P13" draw:layer="layout" svg:width="0.526cm" svg:height="0.086cm" draw:transform="skewX (0.286757596102668) rotate (-1.62385433605552) translate (4.82358171161084cm 11.0082345474161cm)" svg:viewBox="0 0 527 87" svg:d="M0 0c489 1 527 87 527 87">
            <text:p/>
          </draw:path>
          <draw:path draw:style-name="gr20" draw:text-style-name="P13" draw:layer="layout" svg:width="0.527cm" svg:height="0.126cm" draw:transform="skewX (-0.146084058391925) rotate (1.65823732231981) translate (4.60290631536969cm 11.5186527777526cm)" svg:viewBox="0 0 528 127" svg:d="M528 0c-490-2-528 127-528 127">
            <text:p/>
          </draw:path>
          <draw:path draw:style-name="gr20" draw:text-style-name="P13" draw:layer="layout" svg:width="0.531cm" svg:height="0.214cm" draw:transform="skewX (-0.00209439510239319) rotate (1.42541040010377) translate (4.55619552480371cm 10.9961644578542cm)" svg:viewBox="0 0 532 215" svg:d="M0 0c493-3 532 215 532 215">
            <text:p/>
          </draw:path>
          <draw:path draw:style-name="gr20" draw:text-style-name="P13" draw:layer="layout" svg:width="0.53cm" svg:height="0.216cm" draw:transform="skewX (0.00401425727958697) rotate (-1.42890105860776) translate (5.05075512037663cm 10.4703417502449cm)" svg:viewBox="0 0 531 217" svg:d="M531 0c-493-1-531 217-531 217">
            <text:p/>
          </draw:path>
          <draw:line draw:style-name="gr20" draw:text-style-name="P13" draw:layer="layout" svg:x1="3.677cm" svg:y1="11.014cm" svg:x2="2.9cm" svg:y2="11.004cm">
            <text:p/>
          </draw:line>
          <draw:line draw:style-name="gr20" draw:text-style-name="P13" draw:layer="layout" svg:x1="5.9cm" svg:y1="11.005cm" svg:x2="5.123cm" svg:y2="10.995cm">
            <text:p/>
          </draw:line>
        </draw:g>
        <draw:connector draw:style-name="gr1" draw:text-style-name="P1" draw:layer="layout" draw:line-skew="0.308cm" svg:x1="3.648cm" svg:y1="12.626cm" svg:x2="2.9cm" svg:y2="11.003cm" draw:start-shape="id21" draw:start-glue-point="4" draw:end-shape="id22" draw:end-glue-point="3" svg:d="M3648 12626h-990v-1623h242" svg:viewBox="0 0 991 1624">
          <text:p/>
        </draw:connector>
        <draw:connector draw:style-name="gr1" draw:text-style-name="P1" draw:layer="layout" svg:x1="5cm" svg:y1="12.626cm" svg:x2="5.9cm" svg:y2="11.003cm" draw:start-shape="id21" draw:start-glue-point="8" draw:end-shape="id22" draw:end-glue-point="1" svg:d="M5000 12626h1450v-1623h-550" svg:viewBox="0 0 1451 1624">
          <text:p/>
        </draw:connector>
        <draw:line draw:style-name="gr24" draw:text-style-name="P3" draw:layer="layout" svg:x1="2.7cm" svg:y1="9.8cm" svg:x2="6.2cm" svg:y2="9.8cm">
          <text:p/>
        </draw:line>
        <draw:line draw:style-name="gr24" draw:text-style-name="P3" draw:layer="layout" svg:x1="2.7cm" svg:y1="10.1cm" svg:x2="6.2cm" svg:y2="10.1cm">
          <text:p/>
        </draw:line>
        <draw:frame draw:style-name="gr25" draw:text-style-name="P17" draw:layer="layout" svg:width="0.948cm" svg:height="0.717cm" svg:x="1.803cm" svg:y="9.883cm">
          <draw:text-box>
            <text:p><text:span text:style-name="T18">10</text:span></text:p>
          </draw:text-box>
        </draw:frame>
        <draw:frame draw:style-name="gr13" draw:text-style-name="P17" draw:layer="layout" svg:width="0.631cm" svg:height="1.165cm" draw:transform="rotate (1.5707963267949) translate (1.868cm 10.231cm)">
          <draw:text-box>
            <text:p><text:span text:style-name="T18">:</text:span></text:p>
          </draw:text-box>
        </draw:frame>
        <draw:frame draw:style-name="gr26" draw:text-style-name="P17" draw:layer="layout" svg:width="0.7cm" svg:height="0.674cm" svg:x="1.9cm" svg:y="9.3cm">
          <draw:text-box>
            <text:p><text:span text:style-name="T18">1</text:span></text:p>
          </draw:text-box>
        </draw:frame>
        <draw:custom-shape draw:style-name="gr2" draw:text-style-name="P2" xml:id="id2" draw:id="id2" draw:layer="layout" svg:width="0.537cm" svg:height="0.536cm" draw:transform="rotate (1.5706217938697) translate (1.627cm 4.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Medium1" svg:font-family="'Lato Medium'"/>
    <style:font-face style:name="Lato Medium2" svg:font-family="'Lato Medium'" style:font-adornments="Medium"/>
    <style:font-face style:name="Liberation Serif" svg:font-family="'Liberation Serif'" style:font-family-generic="roman"/>
    <style:font-face style:name="Lato Medium" svg:font-family="'Lato Medium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8:57:17.738984436</meta:creation-date>
    <dc:date>2021-05-04T23:08:08.211635340</dc:date>
    <meta:editing-duration>PT2H20M54S</meta:editing-duration>
    <meta:editing-cycles>36</meta:editing-cycles>
    <meta:generator>LibreOffice/6.4.6.2$Linux_X86_64 LibreOffice_project/40$Build-2</meta:generator>
    <meta:document-statistic meta:object-count="112"/>
  </office:meta>
</office:document-meta>
</file>